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KacstQurn" svg:font-family="KacstQurn"/>
    <style:font-face style:name="OpenSymbol" svg:font-family="OpenSymbol"/>
    <style:font-face style:name="verdana" svg:font-family="verdana, arial, helvetica, sans-serif"/>
    <style:font-face style:name="Alte Haas Grotesk" svg:font-family="'Alte Haas Grotesk'" style:font-pitch="variable"/>
    <style:font-face style:name="KacstDigital" svg:font-family="KacstDigital" style:font-pitch="variable"/>
    <style:font-face style:name="KacstOne" svg:font-family="KacstOne" style:font-pitch="variable"/>
    <style:font-face style:name="KacstScreen" svg:font-family="KacstScree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lte Haas Grotesk"/>
    </style:style>
    <style:style style:name="P2" style:family="paragraph" style:parent-style-name="Text_20_body">
      <style:text-properties style:font-name="Alte Haas Grotesk"/>
    </style:style>
    <style:style style:name="P3" style:family="paragraph" style:parent-style-name="Text_20_body">
      <style:text-properties style:font-name="Alte Haas Grotesk" fo:font-weight="bold" style:font-weight-asian="bold" style:font-weight-complex="bold"/>
    </style:style>
    <style:style style:name="P4" style:family="paragraph" style:parent-style-name="Contents_20_Heading">
      <style:text-properties style:font-name="Alte Haas Grotesk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Alte Haas Grotesk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Alte Haas Grotesk"/>
    </style:style>
    <style:style style:name="P7" style:family="paragraph" style:parent-style-name="Standard" style:list-style-name="L1">
      <style:text-properties style:font-name="Alte Haas Grotesk"/>
    </style:style>
    <style:style style:name="P8" style:family="paragraph" style:parent-style-name="Heading_20_1">
      <style:text-properties style:font-name="Alte Haas Grotesk"/>
    </style:style>
    <style:style style:name="P9" style:family="paragraph" style:parent-style-name="Heading_20_1" style:list-style-name="">
      <style:text-properties style:font-name="Alte Haas Grotesk"/>
    </style:style>
    <style:style style:name="P10" style:family="paragraph" style:parent-style-name="Heading_20_1">
      <style:paragraph-properties fo:break-before="page"/>
      <style:text-properties style:font-name="Alte Haas Grotesk"/>
    </style:style>
    <style:style style:name="P11" style:family="paragraph" style:parent-style-name="Text_20_body">
      <style:text-properties style:font-name="Alte Haas Grotesk"/>
    </style:style>
    <style:style style:name="P12" style:family="paragraph" style:parent-style-name="Text_20_body" style:list-style-name="L2">
      <style:text-properties style:font-name="Alte Haas Grotesk" fo:font-weight="bold" style:font-weight-asian="bold" style:font-weight-complex="bold"/>
    </style:style>
    <style:style style:name="P13" style:family="paragraph" style:parent-style-name="Text_20_body" style:list-style-name="L2">
      <style:text-properties style:font-name="Alte Haas Grotesk" fo:font-weight="bold"/>
    </style:style>
    <style:style style:name="P14" style:family="paragraph" style:parent-style-name="Text_20_body" style:list-style-name="L3">
      <style:text-properties style:font-name="Alte Haas Grotesk"/>
    </style:style>
    <style:style style:name="P15" style:family="paragraph" style:parent-style-name="Text_20_body" style:list-style-name="L4">
      <style:text-properties style:font-name="Alte Haas Grotesk"/>
    </style:style>
    <style:style style:name="P16" style:family="paragraph" style:parent-style-name="Text_20_body" style:list-style-name="L4">
      <style:text-properties style:font-name="Alte Haas Grotesk" fo:font-size="12pt" style:font-size-asian="12pt" style:font-size-complex="12pt"/>
    </style:style>
    <style:style style:name="P17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lte Haas Grotesk"/>
    </style:style>
    <style:style style:name="T3" style:family="text">
      <style:text-properties style:font-name="Alte Haas Grotesk" fo:font-size="12pt" style:font-size-asian="12pt" style:font-size-complex="12pt"/>
    </style:style>
    <style:style style:name="T4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0.5pt" fo:letter-spacing="normal" fo:font-style="normal" style:font-weight-asian="bold" style:font-weight-complex="bold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5">Download en installatie<text:tab/>2</text:p>
          <text:p text:style-name="P5">Productie en Ontwikkelingsomgevingen scheiden<text:tab/>2</text:p>
          <text:p text:style-name="P5">Conventies<text:tab/>2</text:p>
          <text:p text:style-name="P6">Haakjes <text:tab/>2</text:p>
          <text:p text:style-name="P6">kleine-/hoofdletters<text:tab/>3</text:p>
          <text:p text:style-name="P6">Tabs en spaties<text:tab/>3</text:p>
          <text:p text:style-name="P6">Haakjes ( )<text:tab/>3</text:p>
          <text:p text:style-name="P6">Commentaar<text:tab/>3</text:p>
        </text:index-body>
      </text:table-of-content>
      <text:h text:style-name="P9" text:outline-level="1"/>
      <text:h text:style-name="P10" text:outline-level="1">Download en installatie</text:h>
      <text:p text:style-name="P1">Stappen tot setup van lege app</text:p>
      <text:list xml:id="list284250641" text:style-name="L1">
        <text:list-item>
          <text:p text:style-name="P7">Kohana downloaden 3.0.7.1 van Kohanaframework.org</text:p>
        </text:list-item>
        <text:list-item>
          <text:p text:style-name="P7">extraheren in 'root'</text:p>
        </text:list-item>
        <text:list-item>
          <text:p text:style-name="P7">system en modules uit kohana map in kohana_3.0.7.1 map gezet</text:p>
        </text:list-item>
        <text:list-item>
          <text:p text:style-name="P7">alle mappen onder kohana/app gezet in app_eenwebsitemaken_1.0</text:p>
        </text:list-item>
        <text:list-item>
          <text:p text:style-name="P7">de index.php en example.htaccess uit kohana/app verhuisd naar de root</text:p>
        </text:list-item>
        <text:list-item>
          <text:p text:style-name="P7">example.htaccess naar .htaccess</text:p>
        </text:list-item>
        <text:list-item>
          <text:p text:style-name="P7">in .htaccess de rewritebase uitgecomment</text:p>
        </text:list-item>
        <text:list-item>
          <text:p text:style-name="P7">in index.php de app, module- en system- locaties opgegeven</text:p>
        </text:list-item>
        <text:list-item>
          <text:p text:style-name="P7">in app_eenwebsitemaken_1.0/bootstrap.php de Kohana::init de volgende parameters meegegeven:</text:p>
          <text:list>
            <text:list-header>
              <text:p text:style-name="P7">'base_url' <text:s text:c="2"/>=&gt; substr($_SERVER["PHP_SELF"], 0, strpos($_SERVER["PHP_SELF"], "index.php")), </text:p>
              <text:p text:style-name="P7">'index_file' =&gt; FALSE, <text:s text:c="3"/></text:p>
            </text:list-header>
          </text:list>
        </text:list-item>
      </text:list>
      <text:p text:style-name="P1">Basis installatie werkt, en welcome/index met 'hello, world' wordt getoond.</text:p>
      <text:p text:style-name="P1"/>
      <text:h text:style-name="P8" text:outline-level="1">Productie en Ontwikkelingsomgevingen scheiden</text:h>
      <text:p text:style-name="Text_20_body"><text:span text:style-name="T2">Volg instructies op: </text:span><text:a xlink:type="simple" xlink:href="http://kohanaframework.org/guide/about.install"><text:span text:style-name="T2">http://kohanaframework.org/guide/about.install</text:span></text:a><text:span text:style-name="T2"> om bootstrap.php te wijzigen en DEVELOPMENT of PRODUCTION omgeving te bepalen, en op basis daarvan configuratie aan te passen. </text:span></text:p>
      <text:p text:style-name="P2">Fouten worden in productie niet getoond, zodat stack traces geen informatie blootstellen aan bezoekers. Wel wordt een log gemaakt, en een 404 getoond.</text:p>
      <text:h text:style-name="P8" text:outline-level="1">Modules</text:h>
      <text:p text:style-name="P2">De Sprig modules van Banks gedownload, in de /modules map geplaatst, en ze toegevoegd aan de bootstrap <text:span text:style-name="T1">voor</text:span> de auth module. </text:p>
      <text:p text:style-name="P2"><text:span text:style-name="T1">LET OP </text:span>(kostte &gt; uur om uit te vinden): <text:span text:style-name="T1">Plaats ook de Sprig-Auth VOOR Sprig</text:span>. Dit om te zorgen dat de Model_User NIET uit de sprig map geladen wordt, maar uit de Sprig-Auth!!!</text:p>
      <text:p text:style-name="Text_20_body"><text:span text:style-name="T2">De Sprig modules kunnen gevonden worden op </text:span><text:a xlink:type="simple" xlink:href="http://github.com/banks/"><text:span text:style-name="T2">http://github.com/banks/</text:span></text:a><text:span text:style-name="T2"> en evt </text:span><text:a xlink:type="simple" xlink:href="http://github.com/jeremyf76/sprig-auth"><text:span text:style-name="T2">http://github.com/jeremyf76/sprig-auth</text:span></text:a><text:span text:style-name="T2"> voor een nieuwe sprig-auth.</text:span></text:p>
      <text:p text:style-name="P2">LET OP: De sprig-auth implementeert van nature niet de check_password() functie die de abstracte Auth parent vraagt. Die dus nog even toevoegen.</text:p>
      <text:h text:style-name="P9" text:outline-level="1">Database opzetten</text:h>
      <text:p text:style-name="P2">Database config uit modules naar app/config gekopieerd. Profiling en caching als volgt:</text:p>
      <text:p text:style-name="P2"><text:tab/>'profiling' <text:s text:c="3"/>=&gt; Kohana::$environment !== Kohana::PRODUCTION, </text:p>
      <text:p text:style-name="P2"><text:s text:c="8"/>'caching' <text:s text:c="3"/>=&gt; Kohana::$environment === Kohana::PRODUCTION,</text:p>
      <text:h text:style-name="P11" text:outline-level="1">Er is 1 hoofddatabase voor de globale zaken. Op dit moment zijn dat alleen een tabel met de namen van de verschillende sites.</text:h>
      <text:h text:style-name="P11" text:outline-level="1"><text:soft-page-break/></text:h>
      <text:h text:style-name="P8" text:outline-level="1">Rewrites / 'Virtualhosts' ed</text:h>
      <text:p text:style-name="P3">Belangrijk: een sitenaam zoals “naamA” heeft de volgende eigenschappen:</text:p>
      <text:list xml:id="list740579769" text:style-name="L2">
        <text:list-item>
          <text:list>
            <text:list-item>
              <text:p text:style-name="P12">is in de database vermeld onder 'naam'</text:p>
            </text:list-item>
            <text:list-item>
              <text:p text:style-name="P12">deze naam correspondeert altijd met de site in de map /sites/naam. Dit is nodig om aan de eisen zoals onderstaand te voldoen.</text:p>
            </text:list-item>
            <text:list-item>
              <text:p text:style-name="P13"><text:span text:style-name="T7">Gewenste naam wordt in Kohana verkregen door </text:span><text:span text:style-name="T4">apache_getenv('redirect_sitename') </text:span><text:span text:style-name="T5">die gezet wordt in een .htacces </text:span><text:span text:style-name="T7">en niet per se gekoppeld is aan een domein. </text:span></text:p>
            </text:list-item>
          </text:list>
        </text:list-item>
      </text:list>
      <text:p text:style-name="P2"/>
      <text:p text:style-name="P2">Het complete verhaal is als volgt:</text:p>
      <text:p text:style-name="P2">Eisen voor het routen van de URL naar pagina's en bestanden: </text:p>
      <text:list xml:id="list2058363820" text:style-name="L3">
        <text:list-item>
          <text:p text:style-name="P14">Een domein kan meerdere sites aanroepen dmv submappen</text:p>
          <text:list>
            <text:list-header>
              <text:p text:style-name="P14">(Bijv domein.nl/site1 verwijst naar site A, en domein.nl/site2 naar site B)</text:p>
            </text:list-header>
            <text:list-item>
              <text:p text:style-name="P14">Het moet mogelijk zijn om vanuit een submap aan te geven van welke site de pagina's/bestanden geladen moeten worden. Dus tot welke site domein.nl/site1/paginanaam of domein.nl/site1/test.txt behoort.</text:p>
            </text:list-item>
            <text:list-item>
              <text:p text:style-name="P14">Voor het bepalen van de te laden site behoort Kohana of PHP niet nodig te zijn in het geval van bestanden! Domein.nl/site1/test.txt moet dus in 1 keer de juiste upload opleveren van site A.</text:p>
            </text:list-item>
            <text:list-item>
              <text:p text:style-name="P14">Er kunnen bestanden in de fysieke submappen staan. Deze zijn opvraagbaar.</text:p>
              <text:p text:style-name="P14">Bijv in de map staat een test.txt. Dan wordt deze getoond, en wordt niet de test.txt geladen die bij site A vandaan komt.</text:p>
            </text:list-item>
            <text:list-item>
              <text:p text:style-name="P14">Submappen op zich moeten niet doorbladerbaar zijn. Dus domein.nl/submap/ mag geen index opleveren.</text:p>
            </text:list-item>
          </text:list>
        </text:list-item>
        <text:list-item>
          <text:p text:style-name="P14">Meerdere domeinen kunnen 1 site aanroepen</text:p>
          <text:list>
            <text:list-item>
              <text:p text:style-name="P14">Bijv domein2.nl en domein3.nl verwijzen beide naar site C.</text:p>
            </text:list-item>
          </text:list>
        </text:list-item>
      </text:list>
      <text:p text:style-name="P2"/>
      <text:p text:style-name="P2">Oplossing:</text:p>
      <text:list xml:id="list1254262342" text:style-name="L4">
        <text:list-item>
          <text:p text:style-name="P15">Elk domein wordt bij binnenkomst via een .htaccess in de root doorverwezen naar een 'virtualhost' die bij zijn domeinnaam hoort.</text:p>
          <text:p text:style-name="P15">Bijv domein.nl wordt doorverwezen naar /var/www/eenwebsitemaken.com/vhosts/domein.nl</text:p>
        </text:list-item>
        <text:list-item>
          <text:p text:style-name="P15">Van daaruit worden door een andere .htaccess aangegeven dat de /static en /uploads naar een aparte map door moeten worden verwezen, en dat pagina's door Kohana afgehandeld moeten worden. </text:p>
          <text:p text:style-name="P17"><text:span text:style-name="T2">Als een vhost zoals domein.nl/var/www/eenwebsitemaken.com/vhosts/domein.nl direct wordt opgevraagd, dan wordt doorverwezen naar de root /, omdat er a) geen indexen weergegeven mogen worden, en b) omdat je bijv </text:span><text:soft-page-break/><text:span text:style-name="T2">domein.nl/.../vhost/domein2.nl niet op mag vragen als domein.nl en vhost/domein2.nl niet met elkaar kloppen. Je moet binnen je eigen site blijven. De .htaccess in de root verwijst altijd naar de vhost van je eigen domein.</text:span></text:p>
          <text:p text:style-name="P15">Om te controleren of er wel via een redirect aangekomen is, wordt er een RewriteCond %{ENV:REDIRECT_REDIRECTED} gecheckt, die wordt gezet in de root .htaccess. Als deze dus niet gezet is, is de root htaccess overgeslagen, en moet ie daar alsnog naartoe met een RewriteRule .* / [L]</text:p>
        </text:list-item>
        <text:list-item>
          <text:p text:style-name="P17"><text:span text:style-name="T2">In die vhost kunnen fysieke mappen zijn, zoals </text:span><text:span text:style-name="T3">/var/www/eenwebsitemaken.com/vhosts/domein.nl/map. In deze mappen kunnen ook .htaccess bestanden staan die een bepaalde site oproepen, zoals hierboven. Fysieke bestanden zoals /var/www/eenwebsitemaken.com/vhosts/domein.nl/files/test.txt worden direct weergegeven en niet doorverwezen naar een site.</text:span></text:p>
        </text:list-item>
        <text:list-item>
          <text:p text:style-name="P16">In de .htaccess wordt voor Kohana een Environment Variable gezet waarin staat om welke site het gaat. Dit gaat door de RewriteRule E flag als volgt:</text:p>
          <text:p text:style-name="P16">RewriteRule … [E=SITENAME:sitename] </text:p>
          <text:p text:style-name="P16">Deze kan vervolgens in Kohana opgevraagd worden door <text:span text:style-name="T6">apache_getenv('redirect_sitename') (of $_SERVER[“REDIRECT_SITENAME”]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KacstQurn" svg:font-family="KacstQurn"/>
    <style:font-face style:name="OpenSymbol" svg:font-family="OpenSymbol"/>
    <style:font-face style:name="verdana" svg:font-family="verdana, arial, helvetica, sans-serif"/>
    <style:font-face style:name="Alte Haas Grotesk" svg:font-family="'Alte Haas Grotesk'" style:font-pitch="variable"/>
    <style:font-face style:name="KacstDigital" svg:font-family="KacstDigital" style:font-pitch="variable"/>
    <style:font-face style:name="KacstOne" svg:font-family="KacstOne" style:font-pitch="variable"/>
    <style:font-face style:name="KacstScreen" svg:font-family="KacstScree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KacstQur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KacstQurn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KacstQur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KacstQur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KacstQurn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Mulder</meta:initial-creator>
    <meta:creation-date>2010-08-31T20:59:44</meta:creation-date>
    <dc:date>2010-09-11T20:24:41</dc:date>
    <dc:creator>Willem Mulder</dc:creator>
    <meta:editing-duration>PT06H35M23S</meta:editing-duration>
    <meta:editing-cycles>75</meta:editing-cycles>
    <meta:generator>OpenOffice.org/3.2$Linux OpenOffice.org_project/320m12$Build-9483</meta:generator>
    <meta:document-statistic meta:table-count="0" meta:image-count="0" meta:object-count="0" meta:page-count="4" meta:paragraph-count="62" meta:word-count="804" meta:character-count="5465"/>
  </office:meta>
</office:document-meta>
</file>